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T20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&lt;mxfile host="app.diagrams.net" modified="2023-09-01T10:00:00.000Z" agent="5.0 (Windows)" etag="your-etag" version="14.9.8"&gt;</text:p>
      <text:p text:style-name="P2"><text:s text:c="2"/>&lt;diagram id="infrastructure-diagram" name="ECS Jenkins CI/CD Architecture"&gt;</text:p>
      <text:p text:style-name="P3"><text:s text:c="4"/>&lt;mxGraphModel dx="1422" dy="798" grid="1" gridSize="10" guides="1" tooltips="1" connect="1" arrows="1" fold="1" page="1" pageScale="1" pageWidth="1100" pageHeight="850" math="0" shadow="0"&gt;</text:p>
      <text:p text:style-name="P4"><text:s text:c="6"/>&lt;root&gt;</text:p>
      <text:p text:style-name="P5"><text:s text:c="8"/>&lt;mxCell id="0" /&gt;</text:p>
      <text:p text:style-name="P6"><text:s text:c="8"/>&lt;mxCell id="1" parent="0" /&gt;</text:p>
      <text:p text:style-name="P7"><text:s text:c="8"/></text:p>
      <text:p text:style-name="P8"><text:s text:c="8"/>&lt;!-- AWS Cloud Border --&gt;</text:p>
      <text:p text:style-name="P9"><text:s text:c="8"/>&lt;mxCell id="2" value="AWS Cloud" style="points=[[0,0],[0.25,0],[0.5,0],[0.75,0],[1,0],[1,0.25],[1,0.5],[1,0.75],[1,1],[0.75,1],[0.5,1],[0.25,1],[0,1],[0,0.75],[0,0.5],[0,0.25]];outlineConnect=0;gradientColor=none;html=1;whiteSpace=wrap;fontSize=12;fontStyle=0;container=1;pointerEvents=0;collapsible=0;recursiveResize=0;shape=mxgraph.aws4.group;grIcon=mxgraph.aws4.group_aws_cloud_alt;strokeColor=#232F3E;fillColor=none;verticalAlign=top;align=left;spacingLeft=30;fontColor=#232F3E;dashed=0;" vertex="1" parent="1"&gt;</text:p>
      <text:p text:style-name="P10"><text:s text:c="10"/>&lt;mxGeometry x="40" y="40" width="1020" height="760" as="geometry" /&gt;</text:p>
      <text:p text:style-name="P11"><text:s text:c="8"/>&lt;/mxCell&gt;</text:p>
      <text:p text:style-name="P12"><text:s text:c="8"/></text:p>
      <text:p text:style-name="P13"><text:s text:c="8"/>&lt;!-- VPC --&gt;</text:p>
      <text:p text:style-name="P14"><text:s text:c="8"/>&lt;mxCell id="3" value="VPC" style="points=[[0,0],[0.25,0],[0.5,0],[0.75,0],[1,0],[1,0.25],[1,0.5],[1,0.75],[1,1],[0.75,1],[0.5,1],[0.25,1],[0,1],[0,0.75],[0,0.5],[0,0.25]];outlineConnect=0;gradientColor=none;html=1;whiteSpace=wrap;fontSize=12;fontStyle=0;container=1;pointerEvents=0;collapsible=0;recursiveResize=0;shape=mxgraph.aws4.group;grIcon=mxgraph.aws4.group_vpc;strokeColor=#248814;fillColor=none;verticalAlign=top;align=left;spacingLeft=30;fontColor=#AAB7B8;dashed=0;" vertex="1" parent="2"&gt;</text:p>
      <text:p text:style-name="P15"><text:s text:c="10"/>&lt;mxGeometry x="80" y="80" width="860" height="640" as="geometry" /&gt;</text:p>
      <text:p text:style-name="P16"><text:s text:c="8"/>&lt;/mxCell&gt;</text:p>
      <text:p text:style-name="P17"><text:s text:c="8"/></text:p>
      <text:p text:style-name="P18"><text:s text:c="8"/>&lt;!-- Public Subnet --&gt;</text:p>
      <text:soft-page-break/>
      <text:p text:style-name="P19"><text:s text:c="8"/>&lt;mxCell id="4" value="Public Subnet" style="points=[[0,0],[0.25,0],[0.5,0],[0.75,0],[1,0],[1,0.25],[1,0.5],[1,0.75],[1,1],[0.75,1],[0.5,1],[0.25,1],[0,1],[0,0.75],[0,0.5],[0,0.25]];outlineConnect=0;gradientColor=none;html=1;whiteSpace=wrap;fontSize=12;fontStyle=0;container=1;pointerEvents=0;collapsible=0;recursiveResize=0;shape=mxgraph.aws4.group;grIcon=mxgraph.aws4.group_security_group;grStroke=0;strokeColor=#248814;fillColor=#E9F3E6;verticalAlign=top;align=left;spacingLeft=30;fontColor=#248814;dashed=0;" vertex="1" parent="3"&gt;</text:p>
      <text:p text:style-name="P20"><text:s text:c="10"/>&lt;mxGeometry x="40" y="60" width="760" height="180" as="geometry" /&gt;</text:p>
      <text:p text:style-name="P21"><text:s text:c="8"/>&lt;/mxCell&gt;</text:p>
      <text:p text:style-name="P22"><text:s text:c="8"/></text:p>
      <text:p text:style-name="P23"><text:s text:c="8"/>&lt;!-- Internet Gateway --&gt;</text:p>
      <text:p text:style-name="P24"><text:s text:c="8"/>&lt;mxCell id="5" value="Internet Gateway" style="outlineConnect=0;dashed=0;verticalLabelPosition=bottom;verticalAlign=top;align=center;html=1;shape=mxgraph.aws3.internet_gateway;fillColor=#F58534;gradientColor=none;" vertex="1" parent="4"&gt;</text:p>
      <text:p text:style-name="P25"><text:s text:c="10"/>&lt;mxGeometry x="350" y="-30" width="69" height="72" as="geometry" /&gt;</text:p>
      <text:p text:style-name="P26"><text:s text:c="8"/>&lt;/mxCell&gt;</text:p>
      <text:p text:style-name="P27"><text:s text:c="8"/></text:p>
      <text:p text:style-name="P28"><text:s text:c="8"/>&lt;!-- ALB - Application Load Balancer --&gt;</text:p>
      <text:p text:style-name="P29"><text:s text:c="8"/>&lt;mxCell id="6" value="Application Load Balancer" style="outlineConnect=0;dashed=0;verticalLabelPosition=bottom;verticalAlign=top;align=center;html=1;shape=mxgraph.aws3.application_load_balancer;fillColor=#F58534;gradientColor=none;" vertex="1" parent="4"&gt;</text:p>
      <text:p text:style-name="P30"><text:s text:c="10"/>&lt;mxGeometry x="355" y="70" width="69" height="72" as="geometry" /&gt;</text:p>
      <text:p text:style-name="P31"><text:s text:c="8"/>&lt;/mxCell&gt;</text:p>
      <text:p text:style-name="P32"><text:s text:c="8"/></text:p>
      <text:p text:style-name="P33"><text:s text:c="8"/>&lt;!-- Private Subnet 1 - Application --&gt;</text:p>
      <text:p text:style-name="P34"><text:s text:c="8"/>&lt;mxCell id="7" value="Private Subnet - Application" style="points=[[0,0],[0.25,0],[0.5,0],[0.75,0],[1,0],[1,0.25],[1,0.5],[1,0.75],[1,1],[0.75,1],[0.5,1],[0.25,1],[0,1],[0,0.75],[0,0.5],[0,0.25]];outlineConnect=0;gradientColor=none;html=1;whiteSpace=wrap;fontSize=12;fontStyle=0;container=1;pointerEvents=0;collapsible=0;recursiveResize=0;shape=mxgraph.aws4.group;grIcon=mxgraph.aws4.group_security_group;grStroke=0;strokeColor=#147EBA;fillColor=#E6F2F8;verticalAlign=top;align=left;spacingLeft=30;fontColor=#147EBA;dashed=0;" vertex="1" parent="3"&gt;</text:p>
      <text:soft-page-break/>
      <text:p text:style-name="P35"><text:s text:c="10"/>&lt;mxGeometry x="40" y="260" width="760" height="190" as="geometry" /&gt;</text:p>
      <text:p text:style-name="P36"><text:s text:c="8"/>&lt;/mxCell&gt;</text:p>
      <text:p text:style-name="P37"><text:s text:c="8"/></text:p>
      <text:p text:style-name="P38"><text:s text:c="8"/>&lt;!-- ECS Cluster --&gt;</text:p>
      <text:p text:style-name="P39"><text:s text:c="8"/>&lt;mxCell id="8" value="ECS Cluster" style="points=[[0,0,0],[0.25,0,0],[0.5,0,0],[0.75,0,0],[1,0,0],[0,1,0],[0.25,1,0],[0.5,1,0],[0.75,1,0],[1,1,0],[0,0.25,0],[0,0.5,0],[0,0.75,0],[1,0.25,0],[1,0.5,0],[1,0.75,0]];outlineConnect=0;fontColor=#232F3E;gradientColor=#F78E04;gradientDirection=north;fillColor=#D05C17;strokeColor=#ffffff;dashed=0;verticalLabelPosition=bottom;verticalAlign=top;align=center;html=1;fontSize=12;fontStyle=0;aspect=fixed;shape=mxgraph.aws4.resourceIcon;resIcon=mxgraph.aws4.ecs;" vertex="1" parent="7"&gt;</text:p>
      <text:p text:style-name="P40"><text:s text:c="10"/>&lt;mxGeometry x="352" y="60" width="78" height="78" as="geometry" /&gt;</text:p>
      <text:p text:style-name="P41"><text:s text:c="8"/>&lt;/mxCell&gt;</text:p>
      <text:p text:style-name="P42"><text:s text:c="8"/></text:p>
      <text:p text:style-name="P43"><text:s text:c="8"/>&lt;!-- EC2 Instances --&gt;</text:p>
      <text:p text:style-name="P44"><text:s text:c="8"/>&lt;mxCell id="9" value="EC2 Instance" style="outlineConnect=0;dashed=0;verticalLabelPosition=top;verticalAlign=bottom;align=center;html=1;shape=mxgraph.aws3.ec2;fillColor=#F58534;gradientColor=none;labelPosition=center;" vertex="1" parent="7"&gt;</text:p>
      <text:p text:style-name="P45"><text:s text:c="10"/>&lt;mxGeometry x="250" y="64" width="76.5" height="93" as="geometry" /&gt;</text:p>
      <text:p text:style-name="P46"><text:s text:c="8"/>&lt;/mxCell&gt;</text:p>
      <text:p text:style-name="P47"><text:s text:c="8"/></text:p>
      <text:p text:style-name="P48"><text:s text:c="8"/>&lt;mxCell id="10" value="EC2 Instance" style="outlineConnect=0;dashed=0;verticalLabelPosition=top;verticalAlign=bottom;align=center;html=1;shape=mxgraph.aws3.ec2;fillColor=#F58534;gradientColor=none;labelPosition=center;" vertex="1" parent="7"&gt;</text:p>
      <text:p text:style-name="P49"><text:s text:c="10"/>&lt;mxGeometry x="460" y="64" width="76.5" height="93" as="geometry" /&gt;</text:p>
      <text:p text:style-name="P50"><text:s text:c="8"/>&lt;/mxCell&gt;</text:p>
      <text:p text:style-name="P51"><text:s text:c="8"/></text:p>
      <text:p text:style-name="P52"><text:s text:c="8"/>&lt;!-- Auto Scaling Group --&gt;</text:p>
      <text:p text:style-name="P53"><text:s text:c="8"/>&lt;mxCell id="11" value="Auto Scaling Group" style="points=[[0,0,0],[0.25,0,0],[0.5,0,0],[0.75,0,0],[1,0,0],[0,1,0],[0.25,1,0],[0.5,1,0],[0<text:soft-page-break/>.75,1,0],[1,1,0],[0,0.25,0],[0,0.5,0],[0,0.75,0],[1,0.25,0],[1,0.5,0],[1,0.75,0]];outlineConnect=0;fontColor=#232F3E;gradientColor=#F78E04;gradientDirection=north;fillColor=#D05C17;strokeColor=#ffffff;dashed=0;verticalLabelPosition=bottom;verticalAlign=top;align=center;html=1;fontSize=12;fontStyle=0;aspect=fixed;shape=mxgraph.aws4.resourceIcon;resIcon=mxgraph.aws4.auto_scaling2;" vertex="1" parent="7"&gt;</text:p>
      <text:p text:style-name="P54"><text:s text:c="10"/>&lt;mxGeometry x="150" y="60" width="78" height="78" as="geometry" /&gt;</text:p>
      <text:p text:style-name="P55"><text:s text:c="8"/>&lt;/mxCell&gt;</text:p>
      <text:p text:style-name="P56"><text:s text:c="8"/></text:p>
      <text:p text:style-name="P57"><text:s text:c="8"/>&lt;!-- Jenkins EC2 Instance --&gt;</text:p>
      <text:p text:style-name="P58"><text:s text:c="8"/>&lt;mxCell id="12" value="Jenkins Instance" style="outlineConnect=0;dashed=0;verticalLabelPosition=bottom;verticalAlign=top;align=center;html=1;shape=mxgraph.aws3.ec2;fillColor=#F58534;gradientColor=none;" vertex="1" parent="7"&gt;</text:p>
      <text:p text:style-name="P59"><text:s text:c="10"/>&lt;mxGeometry x="590" y="64" width="76.5" height="93" as="geometry" /&gt;</text:p>
      <text:p text:style-name="P60"><text:s text:c="8"/>&lt;/mxCell&gt;</text:p>
      <text:p text:style-name="P61"><text:s text:c="8"/></text:p>
      <text:p text:style-name="P62"><text:s text:c="8"/>&lt;!-- Private Subnet 2 - Database --&gt;</text:p>
      <text:p text:style-name="P63"><text:s text:c="8"/>&lt;mxCell id="13" value="Private Subnet - Database" style="points=[[0,0],[0.25,0],[0.5,0],[0.75,0],[1,0],[1,0.25],[1,0.5],[1,0.75],[1,1],[0.75,1],[0.5,1],[0.25,1],[0,1],[0,0.75],[0,0.5],[0,0.25]];outlineConnect=0;gradientColor=none;html=1;whiteSpace=wrap;fontSize=12;fontStyle=0;container=1;pointerEvents=0;collapsible=0;recursiveResize=0;shape=mxgraph.aws4.group;grIcon=mxgraph.aws4.group_security_group;grStroke=0;strokeColor=#147EBA;fillColor=#E6F2F8;verticalAlign=top;align=left;spacingLeft=30;fontColor=#147EBA;dashed=0;" vertex="1" parent="3"&gt;</text:p>
      <text:p text:style-name="P64"><text:s text:c="10"/>&lt;mxGeometry x="40" y="470" width="760" height="150" as="geometry" /&gt;</text:p>
      <text:p text:style-name="P65"><text:s text:c="8"/>&lt;/mxCell&gt;</text:p>
      <text:p text:style-name="P66"><text:s text:c="8"/></text:p>
      <text:p text:style-name="P67"><text:s text:c="8"/>&lt;!-- RDS Instance --&gt;</text:p>
      <text:p text:style-name="P68"><text:s text:c="8"/>&lt;mxCell id="14" value="RDS Database" style="outlineConnect=0;dashed=0;verticalLabelPosition=bottom;verticalAlign=top;align=center;html=1;shape=mxgraph.aws3.rds;fillColor=#2E73B8;gradientColor=none;" vertex="1" parent="13"&gt;</text:p>
      <text:p text:style-name="P69"><text:s text:c="10"/>&lt;mxGeometry x="350" y="40" width="72" height="81" as="geometry" /&gt;</text:p>
      <text:soft-page-break/>
      <text:p text:style-name="P70"><text:s text:c="8"/>&lt;/mxCell&gt;</text:p>
      <text:p text:style-name="P71"><text:s text:c="8"/></text:p>
      <text:p text:style-name="P72"><text:s text:c="8"/>&lt;!-- Monitoring Services --&gt;</text:p>
      <text:p text:style-name="P73"><text:s text:c="8"/>&lt;mxCell id="15" value="Prometheus" style="outlineConnect=0;dashed=0;verticalLabelPosition=bottom;verticalAlign=top;align=center;html=1;shape=mxgraph.aws3.ec2;fillColor=#F58534;gradientColor=none;" vertex="1" parent="13"&gt;</text:p>
      <text:p text:style-name="P74"><text:s text:c="10"/>&lt;mxGeometry x="170" y="40" width="76.5" height="93" as="geometry" /&gt;</text:p>
      <text:p text:style-name="P75"><text:s text:c="8"/>&lt;/mxCell&gt;</text:p>
      <text:p text:style-name="P76"><text:s text:c="8"/></text:p>
      <text:p text:style-name="P77"><text:s text:c="8"/>&lt;mxCell id="16" value="Grafana" style="outlineConnect=0;dashed=0;verticalLabelPosition=bottom;verticalAlign=top;align=center;html=1;shape=mxgraph.aws3.ec2;fillColor=#F58534;gradientColor=none;" vertex="1" parent="13"&gt;</text:p>
      <text:p text:style-name="P78"><text:s text:c="10"/>&lt;mxGeometry x="530" y="40" width="76.5" height="93" as="geometry" /&gt;</text:p>
      <text:p text:style-name="P79"><text:s text:c="8"/>&lt;/mxCell&gt;</text:p>
      <text:p text:style-name="P80"><text:s text:c="8"/></text:p>
      <text:p text:style-name="P81"><text:s text:c="8"/>&lt;!-- NAT Gateway --&gt;</text:p>
      <text:p text:style-name="P82"><text:s text:c="8"/>&lt;mxCell id="17" value="NAT Gateway" style="outlineConnect=0;dashed=0;verticalLabelPosition=bottom;verticalAlign=top;align=center;html=1;shape=mxgraph.aws3.vpc_nat_gateway;fillColor=#F58534;gradientColor=none;" vertex="1" parent="3"&gt;</text:p>
      <text:p text:style-name="P83"><text:s text:c="10"/>&lt;mxGeometry x="560" y="100" width="69" height="72" as="geometry" /&gt;</text:p>
      <text:p text:style-name="P84"><text:s text:c="8"/>&lt;/mxCell&gt;</text:p>
      <text:p text:style-name="P85"><text:s text:c="8"/></text:p>
      <text:p text:style-name="P86"><text:s text:c="8"/>&lt;!-- External Services --&gt;</text:p>
      <text:p text:style-name="P87"><text:s text:c="8"/>&lt;mxCell id="18" value="GitHub" style="shape=image;verticalLabelPosition=bottom;labelBackgroundColor=none;verticalAlign=top;aspect=fixed;imageAspect=0;image=data:image/svg+xml,PHN2ZyB4bWxucz0iaHR0cDovL3d3dy53My5vcmcvMjAwMC9zdmciIHZpZXdCb3g9IjAgMCA0OTYgNTEyIj48IS0tIEZvbnQgQXdlc29tZSBGcmVlIDUuMTUuNCBieSBAZm9udGF3ZXNvbWUgLSBodHRwczovL2ZvbnRhd2Vzb21lLmNvbSBMaWNlbnNlIC0gaHR0cHM6Ly9mb250YXdlc29tZS5jb20vbGljZW5zZS9mcmVlIChJY29uczogQ0MgQlkgNC4wLCBGb250czogU0lMIE9GTC<text:soft-page-break/>AxLjEsIENvZGU6IE1JVCBMaWNlbnNlKSAtLT48cGF0aCBkPSJNMTY1LjkgMzk3LjRjMCAyLTIuMyAzLjYtNS4yIDMuNi0zLjMuMy01LjYtMS4zLTUuNi0zLjYgMC0yIDIuMy0zLjYgNS4yLTMuNiAzLS4zIDUuNiAxLjMgNS42IDMuNnptLTMxLjEtNC41Yy0uNyAyIDEuMyA0LjMgNC4zIDQuOSAyLjYgMSA1LjYgMCA2LjItMnMtMS4zLTQuMy00LjMtNS4yYy0yLjYtLjctNS41LjMtNi4yIDIuM3ptNDQuMi0xLjdjLTIuOS43LTQuOSAyLjYtNC42IDQuOS4zIDIgMi45IDMuMyA1LjkgMi42IDIuOS0uNyA0LjktMi42IDQuNi00LjYtLjMtMS45LTMtMy4yLTUuOS0yLjl6TTI0NC44IDhDMTA2LjEgOCAwIDExMy4zIDAgMjUyYzAgMTEwLjkgNjkuOCAyMDUuOCAxNjkuNSAyMzkuMiAxMi44IDIuMyAxNy4zLTUuNiAxNy4zLTEyLjEgMC02LjItLjMtNDAuNC0uMy02MS40IDAgMC03MCAxNS04NC43LTI5LjggMCAwLTExLjQtMjkuMS0yNy44LTM2LjYgMCAwLTIyLjktMTUuNyAxLjYtMTUuNCAwIDAgMjQuOSAyIDM4LjYgMjUuOCAyMS45IDM4LjYgNTguNiAyNy41IDcyLjkgMjAuOSAyLjMtMTYgOC44LTI3LjEgMTYtMzMuNy01NS45LTYuMi0xMTIuMy0xNC4zLTExMi4zLTExMC41IDAtMjcuNSA3LjYtNDEuMyAyMy42LTU4LjktMi42LTYuNS0xMS4xLTMzLjMgMi42LTY3LjkgMjAuOS02LjUgNjkgMjcgNjkgMjcgMjAtNS42IDQxLjUtOC41IDYyLjgtOC41czQyLjggMi45IDYyLjggOC41YzAgMCA0OC4xLTMzLjYgNjktMjcgMTMuNyAzNC43IDUuMiA2MS40IDIuNiA2Ny45IDE2IDEzLjcgMjUuOCAzMS41IDI1LjggNTguOSAwIDk2LjUtNTguOSAxMDQuMi0xMTQuOCAxMTAuNSA5LjIgNy45IDE3IDIyLjkgMTcgNDYuNCAwIDMzLjctLjMgNzUuNC0uMyA4My42IDAgNi41IDQuNiAxNC40IDE3LjMgMTIuMUM0MjguMiA0NTcuOCA0OTYgMzYyLjkgNDk2IDI1MiA0OTYgMTEzLjMgMzgzLjUgOCAyNDQuOCA4ek05Ny4yIDM1Mi45Yy0xLjMgMS0xIDMuMy43IDUuMiAxLjYgMS42IDMuOSAyLjMgNS4yIDEgMS4zLTEgMS0zLjMtLjctNS4yLTEuNi0xLjYtMy45LTIuMy01LjItMXptLTEwLjgtOC4xYy0uNyAxLjMuMyAyLjkgMi4zIDMuOSAxLjYgMSAzLjYuNyA0LjMtLjcuNy0xLjMtLjMtMi45LTIuMy0zLjktMi0uNi0zLjYtLjMtNC4zLjd6bTMyLjQgMzUuNmMtMS42IDEuMy0xIDQuMyAxLjMgNi4yIDIuMyAyLjMgNS4yIDIuNiA2LjUgMSAxLjMtMS4zLjctNC4zLTEuMy02LjItMi4yLTIuMy01LjItMi42LTYuNS0xem0tMTEuNC0xNC43Yy0xLjYgMS0xLjYgMy42IDAgNS45IDEuNiAyLjMgNC4zIDMuMyA1LjYgMi4zIDEuNi0xLjMgMS42LTMuOSAwLTYuMi0xLjQtMi4zLTQtMy4zLTUuNi0yeiIvPjwvc3ZnPg==;" vertex="1" parent="2"&gt;</text:p>
      <text:p text:style-name="P88"><text:s text:c="10"/>&lt;mxGeometry x="940" y="300" width="50" height="50" as="geometry" /&gt;</text:p>
      <text:p text:style-name="P89"><text:s text:c="8"/>&lt;/mxCell&gt;</text:p>
      <text:p text:style-name="P90"><text:s text:c="8"/></text:p>
      <text:p text:style-name="P91"><text:s text:c="8"/>&lt;!-- Secrets Manager --&gt;</text:p>
      <text:p text:style-name="P92"><text:s text:c="8"/>&lt;mxCell id="19" value="Secrets Manager" style="outlineConnect=0;fontColor=#232F3E;gradientColor=#F54749;gradientDirection=north;fillColor=#C7131F;strokeColor=#ffffff;dashed=0;verticalLabelPosition=bottom;verticalAlign=top;align=center;html=1;fontSize=12;fontStyle=0;aspect=fixed;shape=mxgraph.aws4.resourceIcon;resIcon=mxgraph.aws4.secrets_manager;" vertex="1" parent="2"&gt;</text:p>
      <text:p text:style-name="P93"><text:s text:c="10"/>&lt;mxGeometry x="680" y="35" width="40" height="40" as="geometry" /&gt;</text:p>
      <text:soft-page-break/>
      <text:p text:style-name="P94"><text:s text:c="8"/>&lt;/mxCell&gt;</text:p>
      <text:p text:style-name="P95"><text:s text:c="8"/></text:p>
      <text:p text:style-name="P96"><text:s text:c="8"/>&lt;!-- CI/CD Flow --&gt;</text:p>
      <text:p text:style-name="P97"><text:s text:c="8"/>&lt;mxCell id="20" value="" style="endArrow=classic;html=1;entryX=1;entryY=0.5;entryDx=0;entryDy=0;entryPerimeter=0;" edge="1" parent="2" source="18" target="12"&gt;</text:p>
      <text:p text:style-name="P98"><text:s text:c="10"/>&lt;mxGeometry width="50" height="50" relative="1" as="geometry"&gt;</text:p>
      <text:p text:style-name="P99"><text:s text:c="12"/>&lt;mxPoint x="500" y="410" as="sourcePoint" /&gt;</text:p>
      <text:p text:style-name="P100"><text:s text:c="12"/>&lt;mxPoint x="550" y="360" as="targetPoint" /&gt;</text:p>
      <text:p text:style-name="P101"><text:s text:c="10"/>&lt;/mxGeometry&gt;</text:p>
      <text:p text:style-name="P102"><text:s text:c="8"/>&lt;/mxCell&gt;</text:p>
      <text:p text:style-name="P103"><text:s text:c="8"/></text:p>
      <text:p text:style-name="P104"><text:s text:c="8"/>&lt;!-- ECS Deployment Flow --&gt;</text:p>
      <text:p text:style-name="P105"><text:s text:c="8"/>&lt;mxCell id="21" value="" style="endArrow=classic;html=1;exitX=0;exitY=0.5;exitDx=0;exitDy=0;exitPerimeter=0;entryX=1;entryY=0.5;entryDx=0;entryDy=0;entryPerimeter=0;" edge="1" parent="2" source="12" target="8"&gt;</text:p>
      <text:p text:style-name="P106"><text:s text:c="10"/>&lt;mxGeometry width="50" height="50" relative="1" as="geometry"&gt;</text:p>
      <text:p text:style-name="P107"><text:s text:c="12"/>&lt;mxPoint x="500" y="410" as="sourcePoint" /&gt;</text:p>
      <text:p text:style-name="P108"><text:s text:c="12"/>&lt;mxPoint x="550" y="360" as="targetPoint" /&gt;</text:p>
      <text:p text:style-name="P109"><text:s text:c="10"/>&lt;/mxGeometry&gt;</text:p>
      <text:p text:style-name="P110"><text:s text:c="8"/>&lt;/mxCell&gt;</text:p>
      <text:p text:style-name="P111"><text:s text:c="8"/></text:p>
      <text:p text:style-name="P112"><text:s text:c="8"/>&lt;!-- ALB to ECS --&gt;</text:p>
      <text:p text:style-name="P113"><text:s text:c="8"/>&lt;mxCell id="22" value="" style="endArrow=classic;html=1;entryX=0.5;entryY=0;entryDx=0;entryDy=0;entryPerimeter=0;exitX=0.5;exitY=1;exitDx=0;exitDy=0;exitPerimeter=0;" edge="1" parent="2" source="6" target="8"&gt;</text:p>
      <text:p text:style-name="P114"><text:s text:c="10"/>&lt;mxGeometry width="50" height="50" relative="1" as="geometry"&gt;</text:p>
      <text:p text:style-name="P115"><text:s text:c="12"/>&lt;mxPoint x="500" y="410" as="sourcePoint" /&gt;</text:p>
      <text:soft-page-break/>
      <text:p text:style-name="P116"><text:s text:c="12"/>&lt;mxPoint x="550" y="360" as="targetPoint" /&gt;</text:p>
      <text:p text:style-name="P117"><text:s text:c="10"/>&lt;/mxGeometry&gt;</text:p>
      <text:p text:style-name="P118"><text:s text:c="8"/>&lt;/mxCell&gt;</text:p>
      <text:p text:style-name="P119"><text:s text:c="8"/></text:p>
      <text:p text:style-name="P120"><text:s text:c="8"/>&lt;!-- ECS to Database --&gt;</text:p>
      <text:p text:style-name="P121"><text:s text:c="8"/>&lt;mxCell id="23" value="" style="endArrow=classic;html=1;entryX=0.5;entryY=0;entryDx=0;entryDy=0;entryPerimeter=0;exitX=0.5;exitY=1;exitDx=0;exitDy=0;exitPerimeter=0;" edge="1" parent="2" source="8" target="14"&gt;</text:p>
      <text:p text:style-name="P122"><text:s text:c="10"/>&lt;mxGeometry width="50" height="50" relative="1" as="geometry"&gt;</text:p>
      <text:p text:style-name="P123"><text:s text:c="12"/>&lt;mxPoint x="500" y="410" as="sourcePoint" /&gt;</text:p>
      <text:p text:style-name="P124"><text:s text:c="12"/>&lt;mxPoint x="550" y="360" as="targetPoint" /&gt;</text:p>
      <text:p text:style-name="P125"><text:s text:c="10"/>&lt;/mxGeometry&gt;</text:p>
      <text:p text:style-name="P126"><text:s text:c="8"/>&lt;/mxCell&gt;</text:p>
      <text:p text:style-name="P127"><text:s text:c="8"/></text:p>
      <text:p text:style-name="P128"><text:s text:c="8"/>&lt;!-- Internet Access --&gt;</text:p>
      <text:p text:style-name="P129"><text:s text:c="8"/>&lt;mxCell id="24" value="" style="endArrow=classic;html=1;entryX=0.5;entryY=0;entryDx=0;entryDy=0;entryPerimeter=0;" edge="1" parent="2" target="5"&gt;</text:p>
      <text:p text:style-name="P130"><text:s text:c="10"/>&lt;mxGeometry width="50" height="50" relative="1" as="geometry"&gt;</text:p>
      <text:p text:style-name="P131"><text:s text:c="12"/>&lt;mxPoint x="475" y="40" as="sourcePoint" /&gt;</text:p>
      <text:p text:style-name="P132"><text:s text:c="12"/>&lt;mxPoint x="550" y="360" as="targetPoint" /&gt;</text:p>
      <text:p text:style-name="P133"><text:s text:c="10"/>&lt;/mxGeometry&gt;</text:p>
      <text:p text:style-name="P134"><text:s text:c="8"/>&lt;/mxCell&gt;</text:p>
      <text:p text:style-name="P135"><text:s text:c="8"/></text:p>
      <text:p text:style-name="P136"><text:s text:c="8"/>&lt;mxCell id="25" value="Users" style="shape=umlActor;verticalLabelPosition=bottom;verticalAlign=top;html=1;outlineConnect=0;" vertex="1" parent="2"&gt;</text:p>
      <text:p text:style-name="P137"><text:s text:c="10"/>&lt;mxGeometry x="470" y="5" width="20" height="40" as="geometry" /&gt;</text:p>
      <text:p text:style-name="P138"><text:s text:c="8"/>&lt;/mxCell&gt;</text:p>
      <text:soft-page-break/>
      <text:p text:style-name="P139"><text:s text:c="8"/></text:p>
      <text:p text:style-name="P140"><text:s text:c="8"/>&lt;!-- Monitoring flow --&gt;</text:p>
      <text:p text:style-name="P141"><text:s text:c="8"/>&lt;mxCell id="26" value="" style="endArrow=classic;html=1;curved=1;dashed=1;exitX=0;exitY=0.5;exitDx=0;exitDy=0;exitPerimeter=0;entryX=0.5;entryY=1;entryDx=0;entryDy=0;entryPerimeter=0;" edge="1" parent="2" source="15" target="8"&gt;</text:p>
      <text:p text:style-name="P142"><text:s text:c="10"/>&lt;mxGeometry width="50" height="50" relative="1" as="geometry"&gt;</text:p>
      <text:p text:style-name="P143"><text:s text:c="12"/>&lt;mxPoint x="500" y="410" as="sourcePoint" /&gt;</text:p>
      <text:p text:style-name="P144"><text:s text:c="12"/>&lt;mxPoint x="240" y="390" as="targetPoint" /&gt;</text:p>
      <text:p text:style-name="P145"><text:s text:c="12"/>&lt;Array as="points"&gt;</text:p>
      <text:p text:style-name="P146"><text:s text:c="14"/>&lt;mxPoint x="200" y="450" /&gt;</text:p>
      <text:p text:style-name="P147"><text:s text:c="12"/>&lt;/Array&gt;</text:p>
      <text:p text:style-name="P148"><text:s text:c="10"/>&lt;/mxGeometry&gt;</text:p>
      <text:p text:style-name="P149"><text:s text:c="8"/>&lt;/mxCell&gt;</text:p>
      <text:p text:style-name="P150"><text:s text:c="8"/></text:p>
      <text:p text:style-name="P151"><text:s text:c="8"/>&lt;mxCell id="27" value="" style="endArrow=classic;html=1;dashed=1;exitX=1;exitY=0.5;exitDx=0;exitDy=0;exitPerimeter=0;entryX=0;entryY=0.5;entryDx=0;entryDy=0;entryPerimeter=0;" edge="1" parent="2" source="15" target="16"&gt;</text:p>
      <text:p text:style-name="P152"><text:s text:c="10"/>&lt;mxGeometry width="50" height="50" relative="1" as="geometry"&gt;</text:p>
      <text:p text:style-name="P153"><text:s text:c="12"/>&lt;mxPoint x="500" y="410" as="sourcePoint" /&gt;</text:p>
      <text:p text:style-name="P154"><text:s text:c="12"/>&lt;mxPoint x="550" y="360" as="targetPoint" /&gt;</text:p>
      <text:p text:style-name="P155"><text:s text:c="10"/>&lt;/mxGeometry&gt;</text:p>
      <text:p text:style-name="P156"><text:s text:c="8"/>&lt;/mxCell&gt;</text:p>
      <text:p text:style-name="P157"><text:s text:c="8"/></text:p>
      <text:p text:style-name="P158"><text:s text:c="8"/>&lt;!-- Module Labels --&gt;</text:p>
      <text:p text:style-name="P159"><text:s text:c="8"/>&lt;mxCell id="28" value="Network Module" style="text;html=1;strokeColor=#006EAF;fillColor=#1ba1e2;align=center;verticalAlign=middle;whiteSpace=wrap;rounded=0;fontColor=#ffffff;fontSize=11;" vertex="1" parent="2"&gt;</text:p>
      <text:p text:style-name="P160"><text:s text:c="10"/>&lt;mxGeometry x="80" y="45" width="100" height="20" as="geometry" /&gt;</text:p>
      <text:soft-page-break/>
      <text:p text:style-name="P161"><text:s text:c="8"/>&lt;/mxCell&gt;</text:p>
      <text:p text:style-name="P162"><text:s text:c="8"/></text:p>
      <text:p text:style-name="P163"><text:s text:c="8"/>&lt;mxCell id="29" value="ECS Module" style="text;html=1;strokeColor=#B09500;fillColor=#e3c800;align=center;verticalAlign=middle;whiteSpace=wrap;rounded=0;fontColor=#000000;fontSize=11;" vertex="1" parent="2"&gt;</text:p>
      <text:p text:style-name="P164"><text:s text:c="10"/>&lt;mxGeometry x="440" y="260" width="80" height="20" as="geometry" /&gt;</text:p>
      <text:p text:style-name="P165"><text:s text:c="8"/>&lt;/mxCell&gt;</text:p>
      <text:p text:style-name="P166"><text:s text:c="8"/></text:p>
      <text:p text:style-name="P167"><text:s text:c="8"/>&lt;mxCell id="30" value="CI/CD Module" style="text;html=1;strokeColor=#005700;fillColor=#008a00;align=center;verticalAlign=middle;whiteSpace=wrap;rounded=0;fontColor=#ffffff;fontSize=11;" vertex="1" parent="2"&gt;</text:p>
      <text:p text:style-name="P168"><text:s text:c="10"/>&lt;mxGeometry x="690" y="300" width="90" height="20" as="geometry" /&gt;</text:p>
      <text:p text:style-name="P169"><text:s text:c="8"/>&lt;/mxCell&gt;</text:p>
      <text:p text:style-name="P170"><text:s text:c="8"/></text:p>
      <text:p text:style-name="P171"><text:s text:c="8"/>&lt;mxCell id="31" value="Database Module" style="text;html=1;strokeColor=#6F0000;fillColor=#a20025;align=center;verticalAlign=middle;whiteSpace=wrap;rounded=0;fontColor=#ffffff;fontSize=11;" vertex="1" parent="2"&gt;</text:p>
      <text:p text:style-name="P172"><text:s text:c="10"/>&lt;mxGeometry x="431" y="580" width="100" height="20" as="geometry" /&gt;</text:p>
      <text:p text:style-name="P173"><text:s text:c="8"/>&lt;/mxCell&gt;</text:p>
      <text:p text:style-name="P174"><text:s text:c="8"/></text:p>
      <text:p text:style-name="P175"><text:s text:c="8"/>&lt;mxCell id="32" value="Monitoring Module" style="text;html=1;strokeColor=#3700CC;fillColor=#6a00ff;align=center;verticalAlign=middle;whiteSpace=wrap;rounded=0;fontColor=#ffffff;fontSize=11;" vertex="1" parent="2"&gt;</text:p>
      <text:p text:style-name="P176"><text:s text:c="10"/>&lt;mxGeometry x="330" y="580" width="100" height="20" as="geometry" /&gt;</text:p>
      <text:p text:style-name="P177"><text:s text:c="8"/>&lt;/mxCell&gt;</text:p>
      <text:p text:style-name="P178"><text:s text:c="8"/></text:p>
      <text:p text:style-name="P179"><text:s text:c="8"/>&lt;mxCell id="33" value="Security Module" style="text;html=1;strokeColor=#A50040;fillColor=#d80073;align=center;verticalAlign=<text:soft-page-break/>middle;whiteSpace=wrap;rounded=0;fontColor=#ffffff;fontSize=11;" vertex="1" parent="2"&gt;</text:p>
      <text:p text:style-name="P180"><text:s text:c="10"/>&lt;mxGeometry x="210" y="45" width="100" height="20" as="geometry" /&gt;</text:p>
      <text:p text:style-name="P181"><text:s text:c="8"/>&lt;/mxCell&gt;</text:p>
      <text:p text:style-name="P182"/>
      <text:p text:style-name="P183"><text:s text:c="8"/>&lt;mxCell id="34" value="IAM Module" style="text;html=1;strokeColor=#BD7000;fillColor=#f0a30a;align=center;verticalAlign=middle;whiteSpace=wrap;rounded=0;fontColor=#000000;fontSize=11;" vertex="1" parent="2"&gt;</text:p>
      <text:p text:style-name="P184"><text:s text:c="10"/>&lt;mxGeometry x="320" y="45" width="80" height="20" as="geometry" /&gt;</text:p>
      <text:p text:style-name="P185"><text:s text:c="8"/>&lt;/mxCell&gt;</text:p>
      <text:p text:style-name="P186"><text:s text:c="8"/></text:p>
      <text:p text:style-name="P187"><text:s text:c="8"/>&lt;!-- Load Data Flow labels --&gt;</text:p>
      <text:p text:style-name="P188"><text:s text:c="8"/>&lt;mxCell id="35" value="Blue/Green Deployment" style="text;html=1;strokeColor=none;fillColor=none;align=center;verticalAlign=middle;whiteSpace=wrap;rounded=0;fontSize=10;" vertex="1" parent="2"&gt;</text:p>
      <text:p text:style-name="P189"><text:s text:c="10"/>&lt;mxGeometry x="320" y="340" width="120" height="20" as="geometry" /&gt;</text:p>
      <text:p text:style-name="P190"><text:s text:c="8"/>&lt;/mxCell&gt;</text:p>
      <text:p text:style-name="P191"><text:s text:c="8"/></text:p>
      <text:p text:style-name="P192"><text:s text:c="8"/>&lt;mxCell id="36" value="CI/CD Pipeline" style="text;html=1;strokeColor=none;fillColor=none;align=center;verticalAlign=middle;whiteSpace=wrap;rounded=0;fontSize=10;" vertex="1" parent="2"&gt;</text:p>
      <text:p text:style-name="P193"><text:s text:c="10"/>&lt;mxGeometry x="830" y="280" width="80" height="20" as="geometry" /&gt;</text:p>
      <text:p text:style-name="P194"><text:s text:c="8"/>&lt;/mxCell&gt;</text:p>
      <text:p text:style-name="P195"><text:s text:c="8"/></text:p>
      <text:p text:style-name="P196"><text:s text:c="8"/>&lt;mxCell id="37" value="Metrics Collection" style="text;html=1;strokeColor=none;fillColor=none;align=center;verticalAlign=middle;whiteSpace=wrap;rounded=0;fontSize=10;" vertex="1" parent="2"&gt;</text:p>
      <text:p text:style-name="P197"><text:s text:c="10"/>&lt;mxGeometry x="220" y="430" width="100" height="20" as="geometry" /&gt;</text:p>
      <text:p text:style-name="P198"><text:s text:c="8"/>&lt;/mxCell&gt;</text:p>
      <text:p text:style-name="P199"><text:s text:c="6"/>&lt;/root&gt;</text:p>
      <text:soft-page-break/>
      <text:p text:style-name="P200"><text:s text:c="4"/>&lt;/mxGraphModel&gt;</text:p>
      <text:p text:style-name="P201"><text:s text:c="2"/>&lt;/diagram&gt;</text:p>
      <text:p text:style-name="Normal"><text:span text:style-name="T202">&lt;/mxfile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en" fo:country="US" fo:hyphenate="false"/>
    </style:style>
    <style:style style:name="hljs-tag" style:display-name="hljs-tag" style:family="text" style:parent-style-name="DefaultParagraphFont"/>
    <style:style style:name="hljs-name" style:display-name="hljs-name" style:family="text" style:parent-style-name="DefaultParagraphFont"/>
    <style:style style:name="hljs-attr" style:display-name="hljs-attr" style:family="text" style:parent-style-name="DefaultParagraphFont"/>
    <style:style style:name="hljs-string" style:display-name="hljs-string" style:family="text" style:parent-style-name="DefaultParagraphFont"/>
    <style:style style:name="hljs-comment" style:display-name="hljs-commen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mitris Griparis</meta:initial-creator>
    <dc:creator>Dimitris Griparis</dc:creator>
    <meta:creation-date>2025-11-11T14:46:00Z</meta:creation-date>
    <dc:date>2025-11-11T14:47:00Z</dc:date>
    <meta:template xlink:href="Normal" xlink:type="simple"/>
    <meta:editing-cycles>1</meta:editing-cycles>
    <meta:editing-duration>PT60S</meta:editing-duration>
    <meta:document-statistic meta:page-count="12" meta:paragraph-count="36" meta:word-count="2761" meta:character-count="18464" meta:row-count="131" meta:non-whitespace-character-count="15739"/>
  </office:meta>
</office:document-meta>
</file>